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ru" fo:country="RU"/>
    </style:style>
    <style:style style:name="P2" style:parent-style-name="Standard" style:family="paragraph">
      <style:text-properties fo:language="ru" fo:country="RU"/>
    </style:style>
    <style:style style:name="P3" style:parent-style-name="Standard" style:family="paragraph">
      <style:text-properties fo:language="ru" fo:country="RU"/>
    </style:style>
    <style:style style:name="P4" style:parent-style-name="Standard" style:family="paragraph"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</office:automatic-styles>
  <office:body>
    <office:text text:use-soft-page-breaks="true">
      <text:p text:style-name="P1">На 30 число делать ток одну часть</text:p>
      <text:p text:style-name="P2">Зачет по неправильным глаголам будет</text:p>
      <text:p text:style-name="P3">Интеллектуальную карту по теме сделать как хочешь сдать во вторник</text:p>
      <text:p text:style-name="P4">Все выходные учимся. Любое след задание не присылать (делать только карту)</text:p>
      <text:p text:style-name="P5">Самую последнюю пару мы не делаем, игнор задания. Самую последнюю пару мы не делаем, игнор задания.<text:s/></text:p>
      <text:p text:style-name="P6"/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нтон</dc:creator>
    <meta:creation-date>2017-10-20T23:40:00Z</meta:creation-date>
    <dc:date>2020-04-30T12:20:00Z</dc:date>
    <meta:template xlink:href="Normal.dotm" xlink:type="simple"/>
    <meta:editing-cycles>3</meta:editing-cycles>
    <meta:editing-duration>PT840S</meta:editing-duration>
    <meta:document-statistic meta:page-count="1" meta:paragraph-count="1" meta:word-count="47" meta:character-count="315" meta:row-count="2" meta:non-whitespace-character-count="269"/>
  </office:meta>
</office:document-meta>
</file>